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273d" officeooo:paragraph-rsid="0019273d"/>
    </style:style>
    <style:style style:name="P2" style:family="paragraph" style:parent-style-name="Standard">
      <style:text-properties officeooo:rsid="001aa9c1" officeooo:paragraph-rsid="001aa9c1"/>
    </style:style>
    <style:style style:name="P3" style:family="paragraph" style:parent-style-name="Standard">
      <style:text-properties officeooo:rsid="001c2de4" officeooo:paragraph-rsid="001c2de4"/>
    </style:style>
    <style:style style:name="P4" style:family="paragraph" style:parent-style-name="Standard">
      <style:text-properties officeooo:rsid="001e54b9" officeooo:paragraph-rsid="001e54b9"/>
    </style:style>
    <style:style style:name="P5" style:family="paragraph" style:parent-style-name="Standard">
      <style:text-properties officeooo:rsid="001ea442" officeooo:paragraph-rsid="001ea442"/>
    </style:style>
    <style:style style:name="T1" style:family="text">
      <style:text-properties officeooo:rsid="001e4f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uidelines GIT scrumteam 3</text:h>
      <text:h text:style-name="Heading_20_3" text:outline-level="3">Pull latest updates:</text:h>
      <text:p text:style-name="P1">1.<text:tab/>git fetch<text:tab/><text:tab/>- just downloads the origin repo to check out new changes</text:p>
      <text:p text:style-name="P1">2.<text:tab/>git status<text:tab/><text:tab/>- check whats different between your local repo and origin repo.</text:p>
      <text:p text:style-name="P1"><text:tab/><text:tab/><text:tab/><text:tab/> <text:s/>if everything looks fine at this step you can go to step 3. </text:p>
      <text:p text:style-name="P1">3. <text:tab/>git pull<text:tab/><text:tab/><text:tab/>- if you get merge error you need to change the file that it complains on</text:p>
      <text:p text:style-name="P1">4.<text:tab/>git status<text:tab/><text:tab/>- you should now be up to date with origin repo</text:p>
      <text:p text:style-name="P1"/>
      <text:p text:style-name="P1"/>
      <text:h text:style-name="Heading_20_3" text:outline-level="3">Push your work:</text:h>
      <text:p text:style-name="P1">1.<text:tab/>git status<text:tab/><text:tab/>- everything should be red. Shows what files you have modified</text:p>
      <text:p text:style-name="P1">2.<text:tab/>git add –all<text:tab/><text:tab/>- adds everything for commit. OBS it is two dashes</text:p>
      <text:p text:style-name="P1">3.<text:tab/>git status<text:tab/><text:tab/>- everything should be green. Ready for commit. If you have red lines left <text:tab/><text:tab/><text:tab/><text:tab/> <text:s/>you should add them if you want to commit them.</text:p>
      <text:p text:style-name="P1"/>
      <text:p text:style-name="P1">4.<text:tab/>git commit -m “write your comment”<text:tab/>- write comment. Look down for how to write good <text:tab/><text:tab/><text:tab/><text:tab/><text:tab/><text:tab/><text:tab/> <text:s/>comment</text:p>
      <text:p text:style-name="P1">5. <text:tab/>git status<text:tab/><text:tab/>- no green or red should be shown. It should say local up with 1 commit <text:tab/><text:tab/><text:tab/><text:tab/><text:tab/> <text:s/>or something</text:p>
      <text:p text:style-name="P2">6.<text:tab/>git push<text:tab/><text:tab/>- pushes your updated work</text:p>
      <text:p text:style-name="P2"/>
      <text:h text:style-name="Heading_20_3" text:outline-level="3">Clone origin repo:</text:h>
      <text:p text:style-name="P4">1. <text:tab/>Be in the folder that you want to clone too</text:p>
      <text:p text:style-name="P4">2.<text:tab/>git clone <text:a xlink:type="simple" xlink:href="mailto:liuID@pumi-2.ida.liu.se">liuID@pumi-2.ida.liu.se</text:a>:/opt/git/scrum3.git</text:p>
      <text:p text:style-name="P4"/>
      <text:h text:style-name="Heading_20_3" text:outline-level="3">Checkout right branch:</text:h>
      <text:p text:style-name="P5">1.<text:tab/>git branch -a<text:tab/><text:tab/>- shows what branches are available</text:p>
      <text:p text:style-name="P5">2.<text:tab/>git checkout -b yourLocalBranchname origin/branchname</text:p>
      <text:p text:style-name="P5"><text:tab/></text:p>
      <text:p text:style-name="P5"><text:tab/>example:</text:p>
      <text:p text:style-name="P5"><text:tab/>Git checkout -b GUI origin/GUI</text:p>
      <text:p text:style-name="P2"/>
      <text:h text:style-name="Heading_20_3" text:outline-level="3">Good habits:</text:h>
      <text:p text:style-name="P3">1. Pull often as this will update yourself to the current origin repo. This helps with merge errors.</text:p>
      <text:p text:style-name="P3"/>
      <text:p text:style-name="P3">2. Push often as this will give a better understanding of what has been done.</text:p>
      <text:p text:style-name="P3"/>
      <text:p text:style-name="P3">3. Have good commit messages. See next page.</text:p>
      <text:p text:style-name="P3"/>
      <text:p text:style-name="P3">4. If shit happens, you get tons of merge errors and do not know what to do, just copy your file that you have changed, delete your local repo, clone the origin repo and then put in your changed file.</text:p>
      <text:h text:style-name="Heading_20_3" text:outline-level="3"><text:soft-page-break/>Commit messages:</text:h>
      <text:p text:style-name="P2">Commit messages are important as it shows what has been done during a push. Try to push quite often when you think you have something that works and describe it in the commits. For example:</text:p>
      <text:p text:style-name="P2"/>
      <text:p text:style-name="P2">git commit -m “adds I/O functionality in pizzerias.lua”</text:p>
      <text:p text:style-name="P4">git commit -m “removes file pizzer.lua”</text:p>
      <text:p text:style-name="P2"/>
      <text:p text:style-name="P2">As observable above the message <text:span text:style-name="T1">i</text:span>s in present form and tells you what exactly has happened and where. Avoid messages that are general and be specific. Example on bad messages:</text:p>
      <text:p text:style-name="P2"/>
      <text:p text:style-name="P2">git commit -m “fixes bugs”</text:p>
      <text:p text:style-name="P2">git commit -m “now works”</text:p>
      <text:p text:style-name="P2">git commit -m “minor changes”</text:p>
      <text:p text:style-name="P2"/>
      <text:p text:style-name="P2">These messages does not show what has been done and confuses the reader. Try to be specific and on point. Which also means that having messages that are very long is not good either. For example:</text:p>
      <text:p text:style-name="P2"/>
      <text:p text:style-name="P2">git commit -m”now showing text works as long as the input user only puts in characters and no numbers. It still needs to do be implemented and I dont know how to do it”</text:p>
      <text:p text:style-name="P2"/>
      <text:p text:style-name="P2">this message is too long and hard to read. Divide it up into a list if necessary.</text:p>
      <text:p text:style-name="P2"/>
      <text:p text:style-name="P2">Git commit -m “output of text works in pizzerias.lua</text:p>
      <text:p text:style-name="P2">Known bugs:</text:p>
      <text:p text:style-name="P2">1. Number dont work. Only text</text:p>
      <text:p text:style-name="P2">2. Å, Ä, Ö becomes weird chars</text:p>
      <text:p text:style-name="P2">3. etc etc...</text:p>
      <text:p text:style-name="P2">”</text:p>
      <text:p text:style-name="P2">This is more readable and is easier for fixing bugs and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4T13:23:24.922342803</meta:creation-date>
    <dc:date>2014-10-24T14:07:22.310008655</dc:date>
    <meta:editing-duration>PT33M42S</meta:editing-duration>
    <meta:editing-cycles>8</meta:editing-cycles>
    <meta:generator>LibreOffice/4.2.6.3$Linux_X86_64 LibreOffice_project/420m0$Build-3</meta:generator>
    <meta:document-statistic meta:table-count="0" meta:image-count="0" meta:object-count="0" meta:page-count="2" meta:paragraph-count="46" meta:word-count="535" meta:character-count="2886" meta:non-whitespace-character-count="2350"/>
  </office:meta>
</office:document-meta>
</file>